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5000001D3FAF778FEAD6DDA61.png" manifest:media-type="image/png"/>
  <manifest:file-entry manifest:full-path="Pictures/10000201000008DB000001D3EBBD9EF588A8D152.png" manifest:media-type="image/png"/>
  <manifest:file-entry manifest:full-path="Pictures/1000020100000992000001D332D21FFFDF57DB3B.png" manifest:media-type="image/png"/>
  <manifest:file-entry manifest:full-path="Pictures/10000201000001B1000001C2770DC819C74FACBC.png" manifest:media-type="image/png"/>
  <manifest:file-entry manifest:full-path="Pictures/100002010000092E000001D3DA71C5408DC75888.png" manifest:media-type="image/png"/>
  <manifest:file-entry manifest:full-path="Pictures/1000000000000557000001D3835652AB6A6D220B.png" manifest:media-type="image/png"/>
  <manifest:file-entry manifest:full-path="Pictures/100002010000092E000001D3D2BA8543755DF8FB.png" manifest:media-type="image/png"/>
  <manifest:file-entry manifest:full-path="Pictures/100002010000061F000001D30FEA3BBB808CA852.png" manifest:media-type="image/png"/>
  <manifest:file-entry manifest:full-path="Pictures/10000201000001B1000001B1A8265A24CD7A7223.png" manifest:media-type="image/png"/>
  <manifest:file-entry manifest:full-path="Pictures/10000201000006C5000001D3CB88D105A9B13D68.png" manifest:media-type="image/png"/>
  <manifest:file-entry manifest:full-path="Pictures/1000020100000683000001D36561255A6787B822.png" manifest:media-type="image/png"/>
  <manifest:file-entry manifest:full-path="Pictures/1000020100000661000001D3938BAF80FDABF129.png" manifest:media-type="image/png"/>
  <manifest:file-entry manifest:full-path="Pictures/100002010000012C0000011B4D167120D9E1B952.png" manifest:media-type="image/png"/>
  <manifest:file-entry manifest:full-path="Pictures/1000000000000535000001E3C5FD5CACEF4C857F.png" manifest:media-type="image/png"/>
  <manifest:file-entry manifest:full-path="Pictures/10000201000001D3000001C288109A305079761F.png" manifest:media-type="image/png"/>
  <manifest:file-entry manifest:full-path="Pictures/10000201000001C2000001E3FFC4E30034F771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21.294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9.99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9.99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432cm" fo:min-width="1.75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35cm" svg:stroke-color="#111111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svg:stroke-color="#111111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111111" draw:marker-start-width="0.252cm" draw:marker-end-width="0.252cm" draw:fill="solid" draw:fill-color="#b2b2b2" draw:textarea-horizontal-align="justify" draw:textarea-vertical-align="middle" draw:auto-grow-height="false" fo:min-height="2.244cm" fo:min-width="10.49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111111" draw:marker-start-width="0.252cm" draw:marker-end-width="0.252cm" draw:fill="none" draw:fill-color="#b2b2b2" draw:textarea-horizontal-align="justify" draw:textarea-vertical-align="middle" draw:auto-grow-height="false" fo:min-height="2.244cm" fo:min-width="9.99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111111" draw:marker-start-width="0.252cm" draw:marker-end-width="0.252cm" draw:fill="solid" draw:fill-color="#b2b2b2" draw:textarea-horizontal-align="justify" draw:textarea-vertical-align="middle" draw:auto-grow-height="false" fo:min-height="2.244cm" fo:min-width="4.294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1cm" svg:height="2.8cm" svg:x="2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397cm" svg:height="0.987cm" svg:x="3.4cm" svg:y="2.813cm">
          <draw:image xlink:href="Pictures/10000201000008DB000001D3EBBD9EF588A8D152.png" xlink:type="simple" xlink:show="embed" xlink:actuate="onLoad" loext:mime-type="image/png">
            <text:p/>
          </draw:image>
        </draw:frame>
        <draw:frame draw:style-name="gr2" draw:text-style-name="P2" draw:layer="layout" svg:width="4.666cm" svg:height="0.987cm" svg:x="8.4cm" svg:y="2.813cm">
          <draw:image xlink:href="Pictures/100002010000092E000001D3DA71C5408DC75888.png" xlink:type="simple" xlink:show="embed" xlink:actuate="onLoad" loext:mime-type="image/png">
            <text:p/>
          </draw:image>
        </draw:frame>
        <draw:frame draw:style-name="gr2" draw:text-style-name="P2" draw:layer="layout" svg:width="4.647cm" svg:height="0.987cm" svg:x="14.053cm" svg:y="2.913cm">
          <draw:image xlink:href="Pictures/100002010000092E000001D3D2BA8543755DF8FB.png" xlink:type="simple" xlink:show="embed" xlink:actuate="onLoad" loext:mime-type="image/png">
            <text:p/>
          </draw:image>
        </draw:frame>
        <draw:frame draw:style-name="gr2" draw:text-style-name="P2" draw:layer="layout" svg:width="4.845cm" svg:height="0.987cm" svg:x="19.5cm" svg:y="2.9cm">
          <draw:image xlink:href="Pictures/1000020100000992000001D332D21FFFDF57DB3B.png" xlink:type="simple" xlink:show="embed" xlink:actuate="onLoad" loext:mime-type="image/png">
            <text:p/>
          </draw:image>
        </draw:frame>
        <draw:custom-shape draw:style-name="gr3" draw:text-style-name="P1" draw:layer="layout" svg:width="10.8cm" svg:height="2.8cm" svg:x="1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8cm" svg:height="2.8cm" svg:x="16cm" svg:y="10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315cm" svg:height="0.987cm" svg:x="2.4cm" svg:y="11.013cm">
          <draw:image xlink:href="Pictures/100002010000061F000001D30FEA3BBB808CA852.png" xlink:type="simple" xlink:show="embed" xlink:actuate="onLoad" loext:mime-type="image/png">
            <text:p/>
          </draw:image>
        </draw:frame>
        <draw:frame draw:style-name="gr2" draw:text-style-name="P2" draw:layer="layout" svg:width="3.527cm" svg:height="0.987cm" svg:x="7.3cm" svg:y="11cm">
          <draw:image xlink:href="Pictures/1000020100000683000001D36561255A6787B822.png" xlink:type="simple" xlink:show="embed" xlink:actuate="onLoad" loext:mime-type="image/png">
            <text:p/>
          </draw:image>
        </draw:frame>
        <draw:frame draw:style-name="gr2" draw:text-style-name="P2" draw:layer="layout" svg:width="3.667cm" svg:height="0.987cm" svg:x="22.2cm" svg:y="10.913cm">
          <draw:image xlink:href="Pictures/10000201000006C5000001D3CB88D105A9B13D68.png" xlink:type="simple" xlink:show="embed" xlink:actuate="onLoad" loext:mime-type="image/png">
            <text:p/>
          </draw:image>
        </draw:frame>
        <draw:frame draw:style-name="gr2" draw:text-style-name="P2" draw:layer="layout" svg:width="3.455cm" svg:height="0.987cm" svg:x="16.945cm" svg:y="11.013cm">
          <draw:image xlink:href="Pictures/1000020100000661000001D3938BAF80FDABF129.png" xlink:type="simple" xlink:show="embed" xlink:actuate="onLoad" loext:mime-type="image/png">
            <text:p/>
          </draw:image>
        </draw:frame>
        <draw:custom-shape draw:style-name="gr5" draw:text-style-name="P1" draw:layer="layout" svg:width="2.47cm" svg:height="1.9cm" svg:x="12.73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634cm" svg:height="0.598cm" svg:x="13.7cm" svg:y="17.9cm">
          <draw:image xlink:href="Pictures/100002010000012C0000011B4D167120D9E1B952.png" xlink:type="simple" xlink:show="embed" xlink:actuate="onLoad" loext:mime-type="image/png">
            <text:p/>
          </draw:image>
        </draw:frame>
        <draw:line draw:style-name="gr6" draw:text-style-name="P3" draw:layer="layout" svg:x1="14.1cm" svg:y1="3.9cm" svg:x2="3.4cm" svg:y2="10.9cm">
          <text:p/>
        </draw:line>
        <draw:line draw:style-name="gr7" draw:text-style-name="P3" draw:layer="layout" svg:x1="3.9cm" svg:y1="4cm" svg:x2="16.7cm" svg:y2="11.4cm">
          <text:p/>
        </draw:line>
        <draw:line draw:style-name="gr6" draw:text-style-name="P3" draw:layer="layout" svg:x1="7.9cm" svg:y1="12.1cm" svg:x2="13.4cm" svg:y2="17.8cm">
          <text:p/>
        </draw:line>
        <draw:line draw:style-name="gr7" draw:text-style-name="P3" draw:layer="layout" svg:x1="9.1cm" svg:y1="3.9cm" svg:x2="17.1cm" svg:y2="11cm">
          <text:p/>
        </draw:line>
        <draw:line draw:style-name="gr6" draw:text-style-name="P3" draw:layer="layout" svg:x1="3.858cm" svg:y1="3.992cm" svg:x2="2.858cm" svg:y2="10.692cm">
          <text:p/>
        </draw:line>
        <draw:line draw:style-name="gr7" draw:text-style-name="P3" draw:layer="layout" svg:x1="14.1cm" svg:y1="4cm" svg:x2="21.9cm" svg:y2="10.7cm">
          <text:p/>
        </draw:line>
        <draw:line draw:style-name="gr6" draw:text-style-name="P3" draw:layer="layout" svg:x1="20cm" svg:y1="3.9cm" svg:x2="8.5cm" svg:y2="10.9cm">
          <text:p/>
        </draw:line>
        <draw:line draw:style-name="gr7" draw:text-style-name="P3" draw:layer="layout" svg:x1="20cm" svg:y1="4cm" svg:x2="22.3cm" svg:y2="10.7cm">
          <text:p/>
        </draw:line>
        <draw:line draw:style-name="gr6" draw:text-style-name="P3" draw:layer="layout" svg:x1="9.058cm" svg:y1="3.892cm" svg:x2="8.058cm" svg:y2="10.692cm">
          <text:p/>
        </draw:line>
        <draw:line draw:style-name="gr6" draw:text-style-name="P3" draw:layer="layout" svg:x1="2.7cm" svg:y1="12.1cm" svg:x2="13.3cm" svg:y2="18.1cm">
          <text:p/>
        </draw:line>
        <draw:line draw:style-name="gr7" draw:text-style-name="P3" draw:layer="layout" svg:x1="17.1cm" svg:y1="12.1cm" svg:x2="14.3cm" svg:y2="17.8cm">
          <text:p/>
        </draw:line>
        <draw:line draw:style-name="gr7" draw:text-style-name="P3" draw:layer="layout" svg:x1="22.5cm" svg:y1="12.2cm" svg:x2="14.6cm" svg:y2="18cm">
          <text:p/>
        </draw:line>
        <draw:frame draw:style-name="gr2" draw:text-style-name="P2" draw:layer="layout" svg:width="0.915cm" svg:height="0.915cm" svg:x="1.485cm" svg:y="1.6cm">
          <draw:image xlink:href="Pictures/10000201000001B1000001B1A8265A24CD7A7223.png" xlink:type="simple" xlink:show="embed" xlink:actuate="onLoad" loext:mime-type="image/png">
            <text:p/>
          </draw:image>
        </draw:frame>
        <draw:frame draw:style-name="gr2" draw:text-style-name="P2" draw:layer="layout" svg:width="0.915cm" svg:height="0.951cm" svg:x="1.185cm" svg:y="13.5cm">
          <draw:image xlink:href="Pictures/10000201000001B1000001C2770DC819C74FACBC.png" xlink:type="simple" xlink:show="embed" xlink:actuate="onLoad" loext:mime-type="image/png">
            <text:p/>
          </draw:image>
        </draw:frame>
        <draw:frame draw:style-name="gr2" draw:text-style-name="P2" draw:layer="layout" svg:width="0.987cm" svg:height="0.951cm" svg:x="25.413cm" svg:y="13.349cm">
          <draw:image xlink:href="Pictures/10000201000001D3000001C288109A305079761F.png" xlink:type="simple" xlink:show="embed" xlink:actuate="onLoad" loext:mime-type="image/png">
            <text:p/>
          </draw:image>
        </draw:frame>
        <draw:frame draw:style-name="gr2" draw:text-style-name="P2" draw:layer="layout" svg:width="0.951cm" svg:height="1.021cm" svg:x="13.649cm" svg:y="19.4cm">
          <draw:image xlink:href="Pictures/10000201000001C2000001E3FFC4E30034F771C7.png" xlink:type="simple" xlink:show="embed" xlink:actuate="onLoad" loext:mime-type="image/png">
            <text:p/>
          </draw:image>
        </draw:frame>
        <draw:frame draw:style-name="gr2" draw:text-style-name="P2" draw:layer="layout" svg:width="2.4cm" svg:height="0.85cm" svg:x="2.6cm" svg:y="7.7cm">
          <draw:image xlink:href="Pictures/1000000000000525000001D3FAF778FEAD6DDA61.png" xlink:type="simple" xlink:show="embed" xlink:actuate="onLoad" loext:mime-type="image/png">
            <text:p/>
          </draw:image>
        </draw:frame>
        <draw:frame draw:style-name="gr2" draw:text-style-name="P2" draw:layer="layout" svg:width="2.4cm" svg:height="0.819cm" svg:x="9.7cm" svg:y="7.581cm">
          <draw:image xlink:href="Pictures/1000000000000557000001D3835652AB6A6D220B.png" xlink:type="simple" xlink:show="embed" xlink:actuate="onLoad" loext:mime-type="image/png">
            <text:p/>
          </draw:image>
        </draw:frame>
        <draw:frame draw:style-name="gr2" draw:text-style-name="P2" draw:layer="layout" svg:width="2.82cm" svg:height="1.021cm" svg:x="6.6cm" svg:y="14.5cm">
          <draw:image xlink:href="Pictures/1000000000000535000001E3C5FD5CACEF4C857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22.1cm" svg:height="2.8cm" svg:x="2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397cm" svg:height="0.987cm" svg:x="3.4cm" svg:y="2.813cm">
          <draw:image xlink:href="Pictures/10000201000008DB000001D3EBBD9EF588A8D152.png" xlink:type="simple" xlink:show="embed" xlink:actuate="onLoad" loext:mime-type="image/png">
            <text:p/>
          </draw:image>
        </draw:frame>
        <draw:frame draw:style-name="gr2" draw:text-style-name="P2" draw:layer="layout" svg:width="4.666cm" svg:height="0.987cm" svg:x="8.4cm" svg:y="2.813cm">
          <draw:image xlink:href="Pictures/100002010000092E000001D3DA71C5408DC75888.png" xlink:type="simple" xlink:show="embed" xlink:actuate="onLoad" loext:mime-type="image/png">
            <text:p/>
          </draw:image>
        </draw:frame>
        <draw:custom-shape draw:style-name="gr8" draw:text-style-name="P4" draw:layer="layout" svg:width="11.3cm" svg:height="2.8cm" svg:x="13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47cm" svg:height="0.987cm" svg:x="14.053cm" svg:y="2.913cm">
          <draw:image xlink:href="Pictures/100002010000092E000001D3D2BA8543755DF8FB.png" xlink:type="simple" xlink:show="embed" xlink:actuate="onLoad" loext:mime-type="image/png">
            <text:p/>
          </draw:image>
        </draw:frame>
        <draw:frame draw:style-name="gr2" draw:text-style-name="P2" draw:layer="layout" svg:width="4.845cm" svg:height="0.987cm" svg:x="19.5cm" svg:y="2.9cm">
          <draw:image xlink:href="Pictures/1000020100000992000001D332D21FFFDF57DB3B.png" xlink:type="simple" xlink:show="embed" xlink:actuate="onLoad" loext:mime-type="image/png">
            <text:p/>
          </draw:image>
        </draw:frame>
        <draw:custom-shape draw:style-name="gr3" draw:text-style-name="P1" draw:layer="layout" svg:width="10.8cm" svg:height="2.8cm" svg:x="1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0.8cm" svg:height="2.8cm" svg:x="1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315cm" svg:height="0.987cm" svg:x="2.4cm" svg:y="11.013cm">
          <draw:image xlink:href="Pictures/100002010000061F000001D30FEA3BBB808CA852.png" xlink:type="simple" xlink:show="embed" xlink:actuate="onLoad" loext:mime-type="image/png">
            <text:p/>
          </draw:image>
        </draw:frame>
        <draw:frame draw:style-name="gr2" draw:text-style-name="P2" draw:layer="layout" svg:width="3.527cm" svg:height="0.987cm" svg:x="7.3cm" svg:y="11cm">
          <draw:image xlink:href="Pictures/1000020100000683000001D36561255A6787B822.png" xlink:type="simple" xlink:show="embed" xlink:actuate="onLoad" loext:mime-type="image/png">
            <text:p/>
          </draw:image>
        </draw:frame>
        <draw:custom-shape draw:style-name="gr10" draw:text-style-name="P4" draw:layer="layout" svg:width="5.1cm" svg:height="2.8cm" svg:x="21.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67cm" svg:height="0.987cm" svg:x="22.2cm" svg:y="10.913cm">
          <draw:image xlink:href="Pictures/10000201000006C5000001D3CB88D105A9B13D68.png" xlink:type="simple" xlink:show="embed" xlink:actuate="onLoad" loext:mime-type="image/png">
            <text:p/>
          </draw:image>
        </draw:frame>
        <draw:frame draw:style-name="gr2" draw:text-style-name="P2" draw:layer="layout" svg:width="3.455cm" svg:height="0.987cm" svg:x="16.945cm" svg:y="11.013cm">
          <draw:image xlink:href="Pictures/1000020100000661000001D3938BAF80FDABF129.png" xlink:type="simple" xlink:show="embed" xlink:actuate="onLoad" loext:mime-type="image/png">
            <text:p/>
          </draw:image>
        </draw:frame>
        <draw:custom-shape draw:style-name="gr5" draw:text-style-name="P1" draw:layer="layout" svg:width="2.47cm" svg:height="1.9cm" svg:x="12.73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634cm" svg:height="0.598cm" svg:x="13.7cm" svg:y="17.9cm">
          <draw:image xlink:href="Pictures/100002010000012C0000011B4D167120D9E1B952.png" xlink:type="simple" xlink:show="embed" xlink:actuate="onLoad" loext:mime-type="image/png">
            <text:p/>
          </draw:image>
        </draw:frame>
        <draw:line draw:style-name="gr7" draw:text-style-name="P3" draw:layer="layout" svg:x1="14.9cm" svg:y1="4cm" svg:x2="22.5cm" svg:y2="10.7cm">
          <text:p/>
        </draw:line>
        <draw:line draw:style-name="gr7" draw:text-style-name="P3" draw:layer="layout" svg:x1="20cm" svg:y1="4cm" svg:x2="22.7cm" svg:y2="10.7cm">
          <text:p/>
        </draw:line>
        <draw:frame draw:style-name="gr2" draw:text-style-name="P2" draw:layer="layout" svg:width="0.915cm" svg:height="0.915cm" svg:x="1.485cm" svg:y="1.6cm">
          <draw:image xlink:href="Pictures/10000201000001B1000001B1A8265A24CD7A7223.png" xlink:type="simple" xlink:show="embed" xlink:actuate="onLoad" loext:mime-type="image/png">
            <text:p/>
          </draw:image>
        </draw:frame>
        <draw:frame draw:style-name="gr2" draw:text-style-name="P2" draw:layer="layout" svg:width="0.915cm" svg:height="0.951cm" svg:x="1.185cm" svg:y="13.5cm">
          <draw:image xlink:href="Pictures/10000201000001B1000001C2770DC819C74FACBC.png" xlink:type="simple" xlink:show="embed" xlink:actuate="onLoad" loext:mime-type="image/png">
            <text:p/>
          </draw:image>
        </draw:frame>
        <draw:frame draw:style-name="gr2" draw:text-style-name="P2" draw:layer="layout" svg:width="0.987cm" svg:height="0.951cm" svg:x="25.413cm" svg:y="13.349cm">
          <draw:image xlink:href="Pictures/10000201000001D3000001C288109A305079761F.png" xlink:type="simple" xlink:show="embed" xlink:actuate="onLoad" loext:mime-type="image/png">
            <text:p/>
          </draw:image>
        </draw:frame>
        <draw:frame draw:style-name="gr2" draw:text-style-name="P2" draw:layer="layout" svg:width="0.951cm" svg:height="1.021cm" svg:x="13.649cm" svg:y="19.4cm">
          <draw:image xlink:href="Pictures/10000201000001C2000001E3FFC4E30034F771C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2:14:44.084265930</meta:creation-date>
    <meta:editing-cycles>3</meta:editing-cycles>
    <meta:editing-duration>PT1H51M19S</meta:editing-duration>
    <dc:date>2021-04-07T17:08:44.509063786</dc:date>
    <meta:generator>LibreOffice/6.4.6.2$Linux_X86_64 LibreOffice_project/40$Build-2</meta:generator>
    <meta:document-statistic meta:object-count="53"/>
  </office:meta>
</office:document-meta>
</file>